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5b0" officeooo:paragraph-rsid="000995b0"/>
    </style:style>
    <style:style style:name="P2" style:family="paragraph" style:parent-style-name="Standard">
      <style:text-properties officeooo:paragraph-rsid="000995b0"/>
    </style:style>
    <style:style style:name="P3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</style:style>
    <style:style style:name="T1" style:family="text">
      <style:text-properties officeooo:rsid="000995b0"/>
    </style:style>
    <style:style style:name="T2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--Entpacken--</text:span></text:p>
      <text:p text:style-name="P2"><text:span text:style-name="Source_20_Text"><text:span text:style-name="T2">tar xf archive.tar.xz</text:span></text:span></text:p>
      <text:p text:style-name="P3"><text:span text:style-name="Source_20_Text"><text:span text:style-name="T2">tar xf archive.tar.gz</text:span></text:span></text:p>
      <text:p text:style-name="P3"><text:span text:style-name="Source_20_Text"><text:span text:style-name="T2">tar xf archive.tar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07:45:05.812207410</meta:creation-date>
    <dc:date>2019-05-01T07:46:00.079147242</dc:date>
    <meta:editing-duration>PT56S</meta:editing-duration>
    <meta:editing-cycles>1</meta:editing-cycles>
    <meta:document-statistic meta:table-count="0" meta:image-count="0" meta:object-count="0" meta:page-count="1" meta:paragraph-count="4" meta:word-count="11" meta:character-count="73" meta:non-whitespace-character-count="67"/>
    <meta:generator>LibreOffice/6.0.7.3$Linux_X86_64 LibreOffice_project/00m0$Build-3</meta:generator>
  </office:meta>
</office:document-meta>
</file>